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4.001cm" style:rel-column-width="16384*"/>
    </style:style>
    <style:style style:name="Table1.C" style:family="table-column">
      <style:table-column-properties style:column-width="4.00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fo:language="en" fo:country="AU"/>
    </style:style>
    <style:style style:name="P3" style:family="paragraph" style:parent-style-name="Standard">
      <style:paragraph-properties fo:text-align="center" style:justify-single-word="false"/>
      <style:text-properties fo:language="en" fo:country="AU"/>
    </style:style>
    <style:style style:name="P4" style:family="paragraph" style:parent-style-name="Standard">
      <style:paragraph-properties fo:text-align="end" style:justify-single-word="false"/>
      <style:text-properties fo:language="en" fo:country="AU"/>
    </style:style>
    <style:style style:name="P5" style:family="paragraph" style:parent-style-name="Standard">
      <style:paragraph-properties fo:text-align="center" style:justify-single-word="false"/>
      <style:text-properties fo:language="en" fo:country="AU" fo:background-color="#ffff00"/>
    </style:style>
    <style:style style:name="P6" style:family="paragraph" style:parent-style-name="Standard">
      <style:paragraph-properties fo:text-align="center" style:justify-single-word="false"/>
    </style:style>
    <style:style style:name="P7" style:family="paragraph" style:parent-style-name="Text_20_body" style:master-page-name="">
      <style:paragraph-properties fo:keep-together="always" style:page-number="auto" fo:keep-with-next="always"/>
    </style:style>
    <style:style style:name="P8" style:family="paragraph" style:parent-style-name="Table_20_Contents">
      <style:paragraph-properties fo:text-align="center" style:justify-single-word="false"/>
    </style:style>
    <style:style style:name="P9" style:family="paragraph" style:parent-style-name="Text_20_body">
      <style:text-properties fo:language="en" fo:country="AU"/>
    </style:style>
    <style:style style:name="P10" style:family="paragraph" style:parent-style-name="Contents_20_1">
      <style:paragraph-properties>
        <style:tab-stops>
          <style:tab-stop style:position="16.002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Contents_20_2">
      <style:paragraph-properties>
        <style:tab-stops>
          <style:tab-stop style:position="1cm"/>
          <style:tab-stop style:position="16.002cm" style:type="right" style:leader-style="dotted" style:leader-text="."/>
        </style:tab-stops>
      </style:paragraph-properties>
    </style:style>
    <style:style style:name="P13" style:family="paragraph" style:parent-style-name="Contents_20_3">
      <style:paragraph-properties>
        <style:tab-stops>
          <style:tab-stop style:position="1.002cm"/>
          <style:tab-stop style:position="15.004cm" style:type="right" style:leader-style="dotted" style:leader-text="."/>
        </style:tab-stops>
      </style:paragraph-properties>
    </style:style>
    <style:style style:name="P14" style:family="paragraph" style:parent-style-name="Contents_20_4">
      <style:paragraph-properties>
        <style:tab-stops>
          <style:tab-stop style:position="0.503cm"/>
          <style:tab-stop style:position="1.503cm"/>
          <style:tab-stop style:position="14.504cm" style:type="right" style:leader-style="dotted" style:leader-text="."/>
        </style:tab-stops>
      </style:paragraph-properties>
    </style:style>
    <style:style style:name="P15" style:family="paragraph" style:parent-style-name="Standard" style:master-page-name="Title_20_page">
      <style:paragraph-properties fo:text-align="center" style:justify-single-word="false" style:page-number="auto"/>
      <style:text-properties fo:language="en" fo:country="AU"/>
    </style:style>
    <style:style style:name="P16" style:family="paragraph" style:parent-style-name="Standard" style:list-style-name=""/>
    <style:style style:name="P17" style:family="paragraph" style:parent-style-name="Standard"/>
    <style:style style:name="P18" style:family="paragraph" style:parent-style-name="Standard" style:list-style-name="">
      <style:text-properties fo:language="en" fo:country="AU"/>
    </style:style>
    <style:style style:name="P19" style:family="paragraph" style:parent-style-name="Text_20_body" style:list-style-name="L1"/>
    <style:style style:name="P20" style:family="paragraph" style:parent-style-name="Text_20_body">
      <style:text-properties fo:language="en" fo:country="AU"/>
    </style:style>
    <style:style style:name="P21" style:family="paragraph" style:parent-style-name="Text_20_body" style:list-style-name="L2">
      <style:text-properties fo:language="en" fo:country="AU"/>
    </style:style>
    <style:style style:name="P22" style:family="paragraph" style:parent-style-name="Text_20_body" style:list-style-name="L2"/>
    <style:style style:name="P23" style:family="paragraph" style:parent-style-name="Heading_20_3">
      <style:text-properties fo:language="en" fo:country="AU"/>
    </style:style>
    <style:style style:name="P24" style:family="paragraph" style:parent-style-name="Heading_20_1" style:master-page-name="Standard">
      <style:paragraph-properties style:page-number="auto"/>
    </style:style>
    <style:style style:name="P25" style:family="paragraph" style:parent-style-name="Heading_20_2" style:list-style-name=""/>
    <style:style style:name="P26" style:family="paragraph" style:parent-style-name="Heading_20_2">
      <style:paragraph-properties fo:break-before="page"/>
    </style:style>
    <style:style style:name="P27" style:family="paragraph" style:parent-style-name="Heading_20_4">
      <style:text-properties fo:language="en" fo:country="AU"/>
    </style:style>
    <style:style style:name="T1" style:family="text">
      <style:text-properties fo:language="en" fo:country="AU"/>
    </style:style>
    <style:style style:name="T2" style:family="text">
      <style:text-properties style:font-name-asian="Times New Roman" style:font-name-complex="Times New Roman"/>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3"/>
      <text:p text:style-name="P3"/>
      <text:p text:style-name="P3"/>
      <text:p text:style-name="P3"/>
      <text:p text:style-name="P3"/>
      <text:p text:style-name="P3"/>
      <text:p text:style-name="Title">Noosa Chamber of Commerce and Industry</text:p>
      <text:p text:style-name="P3"/>
      <text:p text:style-name="P3"/>
      <text:p text:style-name="P3"/>
      <text:p text:style-name="P3"/>
      <text:p text:style-name="P3"/>
      <text:p text:style-name="Title"><text:span text:style-name="T2">Mentor Application </text:span><text:span text:style-name="T1">User Guide</text:span></text:p>
      <text:p text:style-name="P3"/>
      <text:p text:style-name="P3"/>
      <text:p text:style-name="P3"/>
      <text:p text:style-name="P3"/>
      <text:p text:style-name="P3"/>
      <text:p text:style-name="P5"/>
      <text:p text:style-name="P5"/>
      <text:p text:style-name="P5"/>
      <text:p text:style-name="P5"/>
      <text:p text:style-name="P3"/>
      <text:p text:style-name="P3"/>
      <text:p text:style-name="P3"/>
      <text:p text:style-name="P3"/>
      <text:p text:style-name="P4"/>
      <text:p text:style-name="P3"/>
      <text:p text:style-name="P3"/>
      <text:p text:style-name="P6"/>
      <text:p text:style-name="P6">Revision: <text:editing-cycles>137</text:editing-cycles></text:p>
      <text:p text:style-name="P6"/>
      <text:p text:style-name="P6">Date: <text:modification-date style:data-style-name="N76">26 July 2012</text:modification-date></text:p>
      <text:p text:style-name="P6"/>
      <text:p text:style-name="P6"/>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text text:style-name="Emphasis"/>
            <text:index-entry-tab-stop style:type="right" style:leader-char="."/>
            <text:index-entry-page-number/>
          </text:table-of-content-entry-template>
          <text:table-of-content-entry-template text:outline-level="2" text:style-name="Contents_20_2">
            <text:index-entry-chapter text:style-name="Emphasis"/>
            <text:index-entry-tab-stop style:type="left" style:position="1cm" style:leader-char=" "/>
            <text:index-entry-text text:style-name="Emphasis"/>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tab-stop style:type="left" style:position="2cm" style:leader-char=" "/>
            <text:index-entry-chapter/>
            <text:index-entry-tab-stop style:type="left" style:position="3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span> --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Figure"/>
          </text:index-source-styles>
        </text:table-of-content-source>
        <text:index-body>
          <text:index-title text:style-name="Sect1" text:name="Table of Contents1_Head">
            <text:p text:style-name="P11">Table of Contents</text:p>
          </text:index-title>
          <text:p text:style-name="P10"><text:span text:style-name="Emphasis">Introduction</text:span><text:tab/>3</text:p>
          <text:p text:style-name="P12"><text:span text:style-name="Emphasis">1.</text:span><text:tab/><text:span text:style-name="Emphasis">Common tasks</text:span><text:tab/>3</text:p>
          <text:p text:style-name="P13">1.1<text:tab/>Logging in<text:tab/>3</text:p>
          <text:p text:style-name="P13">1.2<text:tab/>Your “Home” screen<text:tab/>3</text:p>
          <text:p text:style-name="P13">1.3<text:tab/>Manage dates that you are away<text:tab/>3</text:p>
          <text:p text:style-name="P13">1.4<text:tab/>Changing your password<text:tab/>4</text:p>
          <text:p text:style-name="P13">1.5<text:tab/>Changing your details<text:tab/>4</text:p>
          <text:p text:style-name="P14"><text:tab/>1.5.1<text:tab/>Your e-mail address<text:tab/>4</text:p>
          <text:p text:style-name="P14"><text:tab/>1.5.2<text:tab/>Your phone number<text:tab/>4</text:p>
          <text:p text:style-name="P14"><text:tab/>1.5.3<text:tab/>Other personal details (address etc)<text:tab/>4</text:p>
          <text:p text:style-name="P14"><text:tab/>1.5.4<text:tab/>Your “public profile”<text:tab/>4</text:p>
          <text:p text:style-name="P13">1.6<text:tab/>Logging out<text:tab/>4</text:p>
          <text:p text:style-name="P12"><text:span text:style-name="Emphasis">2.</text:span><text:tab/><text:span text:style-name="Emphasis">Mentee activities</text:span><text:tab/>5</text:p>
          <text:p text:style-name="P13">2.1<text:tab/>Change your details<text:tab/>5</text:p>
          <text:p text:style-name="P14"><text:tab/>2.1.1<text:tab/>Company name<text:tab/>5</text:p>
          <text:p text:style-name="P14"><text:tab/>2.1.2<text:tab/>Company web site<text:tab/>5</text:p>
          <text:p text:style-name="P13">2.2<text:tab/>View information about your mentor<text:tab/>5</text:p>
          <text:p text:style-name="P13">2.3<text:tab/>View information about your coordinator<text:tab/>5</text:p>
          <text:p text:style-name="P12"><text:span text:style-name="Emphasis">3.</text:span><text:tab/><text:span text:style-name="Emphasis">Mentor activities</text:span><text:tab/>6</text:p>
          <text:p text:style-name="P13">3.1<text:tab/>Change your details<text:tab/>6</text:p>
          <text:p text:style-name="P14"><text:tab/>3.1.1<text:tab/>Maximum number of mentees<text:tab/>6</text:p>
          <text:p text:style-name="P13">3.2<text:tab/>View profiles<text:tab/>6</text:p>
          <text:p text:style-name="P13">3.3<text:tab/>View your mentees<text:tab/>6</text:p>
          <text:p text:style-name="P13">3.4<text:tab/>Expense claims<text:tab/>6</text:p>
        </text:index-body>
      </text:table-of-content>
      <text:table-index text:style-name="Sect1" text:protected="true" text:name="Index of Tables1">
        <text:table-index-source text:caption-sequence-name="Table" text:caption-sequence-format="text" text:relative-tab-stop-position="false">
          <text:index-title-template text:style-name="Illustration_20_Index_20_Heading">List of tables</text:index-title-template>
          <text:table-index-entry-template text:style-name="Illustration_20_Index_20_1">
            <text:index-entry-tab-stop style:type="left" style:position="1cm" style:leader-char=" "/>
            <text:index-entry-text/>
            <text:index-entry-tab-stop style:type="right" style:leader-char="."/>
            <text:index-entry-page-number/>
          </text:table-index-entry-template>
        </text:table-index-source>
        <text:index-body>
          <text:index-title text:style-name="Sect1" text:name="Index of Tables1_Head">
            <text:p text:style-name="Illustration_20_Index_20_Heading">List of tables</text:p>
          </text:index-title>
        </text:index-body>
      </text:table-index>
      <text:p text:style-name="Standard"/>
      <text:illustration-index text:style-name="Sect1" text:protected="true" text:name="Illustration Index1">
        <text:illustration-index-source text:caption-sequence-name="Figure" text:caption-sequence-format="text" text:relative-tab-stop-position="false">
          <text:index-title-template text:style-name="Illustration_20_Index_20_Heading">List of figures</text:index-title-template>
          <text:illustration-index-entry-template text:style-name="Illustration_20_Index_20_1">
            <text:index-entry-tab-stop style:type="left" style:position="1cm" style:leader-char=" "/>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index-body>
      </text:illustration-index>
      <text:h text:style-name="Standard" text:outline-level="2" text:is-list-header="true"/>
      <text:h text:style-name="P16" text:outline-level="2"/>
      <text:h text:style-name="P18" text:outline-level="2"/>
      <text:p text:style-name="Title"/>
      <text:h text:style-name="P24" text:outline-level="1">Introduction</text:h>
      <text:p text:style-name="Text_20_body">This document is intended as a quick guide to a) using the Mentor application and b) understanding how the data contained within the system can be seen and and modified by other users.</text:p>
      <text:p text:style-name="Text_20_body">In an attempt to simplify the text used within this document, the organisational terms of “superior” and “subordinate” may occasionally used in the following context:</text:p>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Table_20_Heading">Your Role</text:p>
          </table:table-cell>
          <table:table-cell table:style-name="Table1.A1" office:value-type="string">
            <text:p text:style-name="Table_20_Heading">Superior(s)</text:p>
          </table:table-cell>
          <table:table-cell table:style-name="Table1.A1" office:value-type="string">
            <text:p text:style-name="Table_20_Heading">Peers</text:p>
          </table:table-cell>
          <table:table-cell table:style-name="Table1.D1" office:value-type="string">
            <text:p text:style-name="Table_20_Heading">Subordinate(s)</text:p>
          </table:table-cell>
        </table:table-row>
        <table:table-row>
          <table:table-cell table:style-name="Table1.A2" office:value-type="string">
            <text:p text:style-name="Table_20_Heading">Coordinator</text:p>
          </table:table-cell>
          <table:table-cell table:style-name="Table1.A2" office:value-type="string">
            <text:p text:style-name="P8">Administrator</text:p>
          </table:table-cell>
          <table:table-cell table:style-name="Table1.A2" office:value-type="string">
            <text:p text:style-name="P8">All other coordinators</text:p>
          </table:table-cell>
          <table:table-cell table:style-name="Table1.D2" office:value-type="string">
            <text:p text:style-name="P8">All mentors</text:p>
          </table:table-cell>
        </table:table-row>
        <table:table-row>
          <table:table-cell table:style-name="Table1.A2" office:value-type="string">
            <text:p text:style-name="Table_20_Heading">Mentor</text:p>
          </table:table-cell>
          <table:table-cell table:style-name="Table1.A2" office:value-type="string">
            <text:p text:style-name="P8">All coordinators</text:p>
          </table:table-cell>
          <table:table-cell table:style-name="Table1.A2" office:value-type="string">
            <text:p text:style-name="P8">All other mentors</text:p>
          </table:table-cell>
          <table:table-cell table:style-name="Table1.D2" office:value-type="string">
            <text:p text:style-name="P8">Your mentee</text:p>
          </table:table-cell>
        </table:table-row>
        <table:table-row>
          <table:table-cell table:style-name="Table1.A2" office:value-type="string">
            <text:p text:style-name="Table_20_Heading">Mentee</text:p>
          </table:table-cell>
          <table:table-cell table:style-name="Table1.A2" office:value-type="string">
            <text:p text:style-name="P8">Your mentor and coordinator</text:p>
          </table:table-cell>
          <table:table-cell table:style-name="Table1.A2" office:value-type="string">
            <text:p text:style-name="P8">None</text:p>
          </table:table-cell>
          <table:table-cell table:style-name="Table1.D2" office:value-type="string">
            <text:p text:style-name="P8">None</text:p>
          </table:table-cell>
        </table:table-row>
      </table:table>
      <text:p text:style-name="Text_20_body"/>
      <text:p text:style-name="Text_20_body">Different users can carry out different activities within the application, depending on whether they are a coordinator, mentor or mentee.</text:p>
      <text:p text:style-name="Text_20_body">The tasks common to all users are described next.</text:p>
      <text:h text:style-name="Heading_20_2" text:outline-level="2">Common tasks</text:h>
      <text:p text:style-name="Text_20_body">These tasks may be carried out by all users of the system, regardless of their role.</text:p>
      <text:h text:style-name="Heading_20_3" text:outline-level="3">Logging in</text:h>
      <text:p text:style-name="Text_20_body"><text:a xlink:type="simple" xlink:href="http://mentor.germanqualitybookkeeping.com.au/">http://mentor.germanqualitybookkeeping.com.au/</text:a></text:p>
      <text:p text:style-name="Text_20_body">Enter your e-mail address that you are using for mentoring and your password.</text:p>
      <text:p text:style-name="Text_20_body">Note the “Terms of Use”</text:p>
      <text:h text:style-name="Heading_20_3" text:outline-level="3">Your “Home” screen</text:h>
      <text:p text:style-name="Text_20_body">This is the screen that is first shown after you log in.</text:p>
      <text:p text:style-name="Text_20_body">To get back to this screen any time, click on either:</text:p>
      <text:list xml:id="list8629405832" text:style-name="L1">
        <text:list-item>
          <text:p text:style-name="P19">The “Dashboard” button on the left or </text:p>
        </text:list-item>
        <text:list-item>
          <text:p text:style-name="P19">Your name at the top right of the screen</text:p>
        </text:list-item>
      </text:list>
      <text:h text:style-name="Heading_20_3" text:outline-level="3">Manage dates that you are away</text:h>
      <text:p text:style-name="Text_20_body">In your “Home screen”, click on the “Manage dates I'm away” button on the left.</text:p>
      <text:p text:style-name="Text_20_body">Here you will be shown any dates that you have already entered. You can add new dates and edit or delete existing ones if your plans change.</text:p>
      <text:p text:style-name="Text_20_body">These dates can be seen by your subordinate(s) and superiors (but not by your peers).</text:p>
      <text:h text:style-name="Heading_20_3" text:outline-level="3"><text:soft-page-break/>Changing your password</text:h>
      <text:p text:style-name="P7">In your “Home screen”, click on the “Change my password” button on the left.</text:p>
      <text:p text:style-name="Text_20_body">Your password can also be changed (but not seen!) by your superior(s).</text:p>
      <text:h text:style-name="Heading_20_3" text:outline-level="3">Changing your details</text:h>
      <text:p text:style-name="Text_20_body">In your “Home screen”, click on the “Edit my details” button on the left. Move your mouse across the tab titles to show the relevant sections such as “Personal details” or “Profile”</text:p>
      <text:h text:style-name="Heading_20_4" text:outline-level="4">Your e-mail address</text:h>
      <text:p text:style-name="Text_20_body">Your e-mail address can be seen by your subordinate(s), peers and superiors.</text:p>
      <text:p text:style-name="Text_20_body">IMPORTANT: The e-mail address here is the one that you must use to log in to the application with. So if you change it here, remember to use the new e-mail address to log in with next time!</text:p>
      <text:h text:style-name="Heading_20_4" text:outline-level="4">Your phone number</text:h>
      <text:p text:style-name="Text_20_body">Like your e-mail address, this can also be seen by your subordinate(s), peers and superiors.</text:p>
      <text:h text:style-name="Heading_20_4" text:outline-level="4">Other personal details (address etc)</text:h>
      <text:p text:style-name="Text_20_body">These can be seen or modified by yourself and your superior(s). They cannot be seen by your peers or subordinates.</text:p>
      <text:h text:style-name="Heading_20_4" text:outline-level="4">Your “public profile”</text:h>
      <text:p text:style-name="Text_20_body">Your public profile can be seen by your subordinate(s), your peers and your superiors.</text:p>
      <text:h text:style-name="Heading_20_3" text:outline-level="3">Logging out</text:h>
      <text:p text:style-name="Text_20_body">Click on “Log out” on the top right of screen.</text:p>
      <text:p text:style-name="Text_20_body">But: It's no problem whatsoever if you close the browser window or shut down your PC without logging out of the application first.</text:p>
      <text:p text:style-name="Text_20_body"/>
      <text:h text:style-name="P26" text:outline-level="2">Mentee activities</text:h>
      <text:p text:style-name="Text_20_body">The activities that a mentee can carry out within the application are described below.</text:p>
      <text:h text:style-name="Heading_20_3" text:outline-level="3">Change your details</text:h>
      <text:h text:style-name="P27" text:outline-level="4">Company name</text:h>
      <text:p text:style-name="P9">Here you can update your company name</text:p>
      <text:h text:style-name="P27" text:outline-level="4">Company web site</text:h>
      <text:p text:style-name="Text_20_body"><text:span text:style-name="T1">Here you can put in the address of your web site (without the “http://” bit in front), e.g. if your website is </text:span><text:a xlink:type="simple" xlink:href="http://google.com/">http://google.com</text:a><text:span text:style-name="T1"> then all you need to put in here is google.com</text:span></text:p>
      <text:h text:style-name="Heading_20_3" text:outline-level="3">View information about your mentor</text:h>
      <text:p text:style-name="Text_20_body">On your home page, click on your mentor's name to view:</text:p>
      <text:list xml:id="list17390984601" text:style-name="L2">
        <text:list-item>
          <text:p text:style-name="P22">Your mentor's contact details</text:p>
        </text:list-item>
        <text:list-item>
          <text:p text:style-name="P22">Your mentor's “public profile”</text:p>
        </text:list-item>
        <text:list-item>
          <text:p text:style-name="P21">Dates when your mentor is away</text:p>
        </text:list-item>
      </text:list>
      <text:h text:style-name="P23" text:outline-level="3">View information about your coordinator</text:h>
      <text:p text:style-name="P9">On your home page, click on your mentor's name. Then click on your coordinator's name to view:</text:p>
      <text:list xml:id="list612321214" text:continue-numbering="true" text:style-name="L2">
        <text:list-item>
          <text:p text:style-name="P22">Your coordinator's contact details</text:p>
        </text:list-item>
        <text:list-item>
          <text:p text:style-name="P22">Your coordinator's “public profile”</text:p>
        </text:list-item>
        <text:list-item>
          <text:p text:style-name="P21">Dates when your coordinator is away</text:p>
        </text:list-item>
      </text:list>
      <text:h text:style-name="P25" text:outline-level="2"/>
      <text:h text:style-name="P26" text:outline-level="2">Mentor activities</text:h>
      <text:p text:style-name="Text_20_body">The additional activities that a mentor can carry out within the application are described below.</text:p>
      <text:h text:style-name="Heading_20_3" text:outline-level="3">Change your details</text:h>
      <text:h text:style-name="Heading_20_4" text:outline-level="4">Maximum number of mentees</text:h>
      <text:p text:style-name="Text_20_body">In addition to the common information described above, a mentor (and their superior(s)) can change the maximum number of mentees that they would prefer. Note that this number is used as a guide for the coordinator, but it is not enforced by the system!</text:p>
      <text:h text:style-name="Heading_20_3" text:outline-level="3">View profiles</text:h>
      <text:p text:style-name="Text_20_body">Here you can see the profiles of your mentee(s) as well as of your fellow mentors and coordinators.</text:p>
      <text:h text:style-name="Heading_20_3" text:outline-level="3">View your mentees</text:h>
      <text:p text:style-name="Text_20_body">Your mentees are listed at the bottom of your “Home” screen. Click on the name of the mentee to view their details.</text:p>
      <text:h text:style-name="P23" text:outline-level="3">Expense claims</text:h>
      <text:p text:style-name="P9">Here you can put in details of an expense claim you wish to make.</text:p>
      <text:p text:style-name="P9">Until the expense claim has been reimbursed, you can modify the expense claim. After it has been set to reimbursed (by the coordinator) it is no longer possible to modify it.</text:p>
      <text:p text:style-name="P9">Your expense claims can only be seen by the coordinators.</text:p>
      <text:h text:style-name="P26" text:outline-level="2">Coordinator activities</text:h>
      <text:p text:style-name="P9">The additional activities that a coordinator can carry out within the application are described below.</text:p>
      <text:p text:style-name="P9">A particular role the coordinator has, is the ability to set users as “active” or “inactive”. When creating a new mentor or mentee, they are by default “inactive”. This means that you can enter their details, but they are not visible by the mentors or mentees. They are also not able to log in to the system.</text:p>
      <text:p text:style-name="P9">You can change a user's active/inactive status by clicking on the “active” checkbox at the top of the screen when you are editing a user's details.</text:p>
      <text:h text:style-name="Heading_20_3" text:outline-level="3">View profiles</text:h>
      <text:p text:style-name="Text_20_body">Here you can see the profiles of all mentee(s), mentors as well as those of your fellow coordinators.</text:p>
      <text:h text:style-name="Heading_20_3" text:outline-level="3">View / edit / add mentees</text:h>
      <text:p text:style-name="Text_20_body">In your “Home” screen. Click on the “Mentees” button to list the “active” mentees.</text:p>
      <text:p text:style-name="Text_20_body">Click on the “Inactive mentees” to see the inactive mentees.</text:p>
      <text:p text:style-name="Text_20_body">Use the “view” and “edit” buttons on the right hand side of the screen as appropriate.</text:p>
      <text:p text:style-name="Text_20_body">Click on “Add mentee” to add details of a new mentee.</text:p>
      <text:h text:style-name="Heading_20_3" text:outline-level="3">View / edit / add mentors</text:h>
      <text:p text:style-name="Text_20_body">In your “Home” screen. Click on the “Mentors” button to list the “active” mentors.</text:p>
      <text:p text:style-name="Text_20_body">Click on the “Inactive mentors” to see the inactive mentors.</text:p>
      <text:p text:style-name="Text_20_body">Use the “view” and “edit” buttons on the right hand side of the screen as appropriate.</text:p>
      <text:p text:style-name="Text_20_body">Click on “Add mentor” to add details of a new mentor.</text:p>
      <text:h text:style-name="P23" text:outline-level="3">Expense claims</text:h>
      <text:p text:style-name="P9">Here you can put in details of an expense claim you wish to make.</text:p>
      <text:p text:style-name="P9">You can also set an expense claim to reimbursed. After it has been set to reimbursed it is no longer possible for the claimant to modify the cla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A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line-height="100%" fo:keep-together="always" style:page-number="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199cm" fo:margin-bottom="0cm" fo:text-indent="0cm" style:auto-text-indent="false">
        <style:tab-stops>
          <style:tab-stop style:position="17cm" style:type="right" style:leader-style="dotted" style:leader-text="."/>
        </style:tab-stops>
      </style:paragraph-properties>
      <style:text-properties style:font-name="Arial1" fo:font-style="italic"/>
    </style:style>
    <style:style style:name="Heading_20_1" style:display-name="Heading 1" style:family="paragraph" style:parent-style-name="Heading" style:next-style-name="Text_20_body" style:default-outline-level="1" style:class="text">
      <style:text-properties fo:font-size="14pt" fo:font-style="normal"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501cm" style:type="right" style:leader-style="dotted" style:leader-text="."/>
        </style:tab-stops>
      </style:paragraph-properties>
      <style:text-properties style:font-name="Arial2"/>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101cm" fo:margin-bottom="0cm" fo:text-indent="0cm" style:auto-text-indent="false">
        <style:tab-stops>
          <style:tab-stop style:position="16.002cm" style:type="right" style:leader-style="dotted" style:leader-text="."/>
        </style:tab-stops>
      </style:paragraph-properties>
      <style:text-properties style:font-name="Arial2"/>
    </style:style>
    <style:style style:name="Executive_20_summary_20_body" style:display-name="Executive summary body" style:family="paragraph" style:parent-style-name="Text_20_body" style:class="text">
      <style:paragraph-properties>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Hanging_20_indent" style:display-name="Hanging indent" style:family="paragraph" style:parent-style-name="Text_20_body" style:class="text">
      <style:paragraph-properties fo:margin="100%" fo:margin-left="2.977cm" fo:margin-right="0cm" fo:margin-top="0cm" fo:margin-bottom="0cm" fo:text-indent="-2.955cm" style:auto-text-indent="false">
        <style:tab-stops>
          <style:tab-stop style:position="0cm"/>
        </style:tab-stops>
      </style:paragraph-properties>
    </style:style>
    <style:style style:name="Figure" style:family="paragraph" style:parent-style-name="Caption">
      <style:text-properties style:font-name="Arial3" fo:font-size="10pt" fo:font-style="normal" fo:font-weight="bold"/>
    </style:style>
    <style:style style:name="Illustration_20_Index_20_Heading" style:display-name="Illustration Index Heading" style:family="paragraph" style:parent-style-name="Heading" style:class="index">
      <style:paragraph-properties fo:margin="100%" fo:margin-left="0cm" fo:margin-right="0cm" fo:margin-top="0.199cm" fo:margin-bottom="0cm" fo:text-indent="0cm" style:auto-text-indent="false" text:number-lines="false" text:line-number="0"/>
      <style:text-properties style:font-name="Arial1" fo:font-size="12pt" fo:font-style="italic" fo:font-weight="normal"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101cm" fo:margin-bottom="0cm" fo:text-indent="0cm" style:auto-text-indent="false">
        <style:tab-stops>
          <style:tab-stop style:position="16.002cm" style:type="right" style:leader-style="dotted" style:leader-text="."/>
        </style:tab-stops>
      </style:paragraph-properties>
      <style:text-properties style:font-name="Arial2"/>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101cm" fo:margin-bottom="0cm" fo:text-indent="0cm" style:auto-text-indent="false">
        <style:tab-stops>
          <style:tab-stop style:position="14.504cm" style:type="right" style:leader-style="dotted" style:leader-text="."/>
        </style:tab-stops>
      </style:paragraph-properties>
      <style:text-properties style:font-name="Arial2"/>
    </style:style>
    <style:style style:name="Appendix_20_Heading_20_2" style:display-name="Appendix Heading 2" style:family="paragraph" style:parent-style-name="Heading_20_2" style:next-style-name="Text_20_body" style:default-outline-level="9" style:list-style-name="Appendix_20_Numbering"/>
    <style:style style:name="Contents_20_9" style:display-name="Contents 9" style:family="paragraph" style:parent-style-name="Index" style:class="index">
      <style:paragraph-properties fo:margin="100%" fo:margin-left="1cm" fo:margin-right="0cm" fo:margin-top="0cm" fo:margin-bottom="0cm" fo:text-indent="0cm" style:auto-text-indent="false">
        <style:tab-stops>
          <style:tab-stop style:position="12.009cm" style:type="right" style:leader-style="dotted" style:leader-text="."/>
        </style:tab-stops>
      </style:paragraph-properties>
      <style:text-properties style:font-name="Arial2"/>
    </style:style>
    <style:style style:name="Illustration" style:family="paragraph" style:parent-style-name="Caption" style:class="extra"/>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5f_of_5f_contents_5f_spacer" style:display-name="Table_of_contents_spacer" style:family="paragraph" style:parent-style-name="Standard">
      <style:paragraph-properties fo:line-height="0.049cm"/>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Emphasis" style:family="text">
      <style:text-properties fo:font-style="italic" style:font-size-asian="10.5pt"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26pt solid #000000" style: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prefix="Appendix " style:num-format="1">
        <style:list-level-properties text:list-level-position-and-space-mode="label-alignment">
          <style:list-level-label-alignment text:label-followed-by="space" fo:text-indent="-1.27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fo:language="en" fo:country="AU"/>
    </style:style>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499cm"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i" style:print-orientation="portrait" fo:margin="3cm" fo:margin-top="3cm" fo:margin-bottom="3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i" style:print-orientation="portrait" fo:margin="2.499cm"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master-page style:name="Title_20_page" style:display-name="Title page" style:page-layout-name="Mpm3" style:next-style-name="Table_20_of_20_contents"/>
    <style:master-page style:name="Executive_20_summary" style:display-name="Executive summary" style:page-layout-name="Mpm4" style:next-style-name="Table_20_of_20_contents">
      <style:header>
        <text:p text:style-name="Header"/>
      </style:header>
      <style:footer>
        <text:p text:style-name="MP2"><text:page-number text:select-page="current">7</text:page-number></text:p>
      </style:footer>
    </style:master-page>
    <style:master-page style:name="Table_20_of_20_contents" style:display-name="Table of contents" style:page-layout-name="Mpm5">
      <style:footer>
        <text:p text:style-name="MP2"><text:page-number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Waite</meta:initial-creator>
    <meta:creation-date>2012-01-14T11:41:05</meta:creation-date>
    <dc:date>2012-07-26T08:39:28</dc:date>
    <dc:creator>Mark Waite</dc:creator>
    <meta:editing-duration>PT22H47M40S</meta:editing-duration>
    <meta:editing-cycles>137</meta:editing-cycles>
    <meta:generator>LibreOffice/3.5$Linux_x86 LibreOffice_project/350m1$Build-2</meta:generator>
    <meta:printed-by>Mark Waite</meta:printed-by>
    <meta:print-date>2012-01-28T17:50:57</meta:print-date>
    <meta:document-statistic meta:table-count="1" meta:image-count="0" meta:object-count="0" meta:page-count="7" meta:paragraph-count="136" meta:word-count="1232" meta:character-count="6326" meta:non-whitespace-character-count="5816"/>
  </office:meta>
</office:document-meta>
</file>